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9.11cm" svg:height="0.963cm" svg:x="2.511cm" svg:y="0.1cm">
            <draw:text-box>
              <text:p text:style-name="P1">Screen-Object <text:s text:c="6"/>Art-Object</text:p>
            </draw:text-box>
          </draw:frame>
          <draw:frame draw:style-name="gr2" draw:text-style-name="P1" draw:layer="layout" svg:width="10.467cm" svg:height="0.963cm" svg:x="0.1cm" svg:y="2.121cm">
            <draw:text-box>
              <text:p text:style-name="P1">Icon <text:s text:c="11"/>Window <text:s text:c="12"/>Bitmap</text:p>
            </draw:text-box>
          </draw:frame>
          <draw:line draw:style-name="gr3" draw:text-style-name="P2" draw:layer="layout" svg:x1="0.927cm" svg:y1="1.596cm" svg:x2="8.577cm" svg:y2="1.596cm">
            <text:p/>
          </draw:line>
          <draw:line draw:style-name="gr3" draw:text-style-name="P2" draw:layer="layout" svg:x1="0.901cm" svg:y1="1.606cm" svg:x2="0.901cm" svg:y2="2.268cm">
            <text:p/>
          </draw:line>
          <draw:line draw:style-name="gr3" draw:text-style-name="P2" draw:layer="layout" svg:x1="8.626cm" svg:y1="1.579cm" svg:x2="8.626cm" svg:y2="2.241cm">
            <text:p/>
          </draw:line>
          <draw:line draw:style-name="gr3" draw:text-style-name="P2" draw:layer="layout" svg:x1="4.737cm" svg:y1="1.024cm" svg:x2="4.737cm" svg:y2="2.32cm">
            <text:p/>
          </draw:line>
          <draw:line draw:style-name="gr3" draw:text-style-name="P2" draw:layer="layout" svg:x1="9.458cm" svg:y1="1.041cm" svg:x2="9.458cm" svg:y2="2.3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1.72cm" fo:page-height="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2-05T05:22:23</meta:creation-date>
    <dc:date>2009-12-12T22:48:19.65</dc:date>
    <dc:language>en-US</dc:language>
    <meta:editing-cycles>6</meta:editing-cycles>
    <meta:editing-duration>PT00H23M31S</meta:editing-duration>
    <dc:creator>Jean Louis Faucher</dc:cre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